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ationStatus-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ationStatus">
            <text:p>TransportationStatus</text:p>
          </table:table-cell>
          <table:table-cell table:style-name="ce7" office:value-type="string" office:string-value="Transportation Status. Details">
            <text:p>Transportation Status. Details</text:p>
          </table:table-cell>
          <table:table-cell table:style-name="ce7" office:value-type="string" office:string-value=""/>
          <table:table-cell table:style-name="ce7" office:value-type="string" office:string-value="Transportation Status">
            <text:p>Transportation Status</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to circulate reports of transportation status or changes in status (events) among a group of participants.">
            <text:p>A document to circulate reports of transportation status or changes in status (events) among a group of participants.</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Transportation">
            <text:p>Transportatio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Transportation Status. UBL Version Identifier. Identifier">
            <text:p>Transportation Status. UBL Version Identifier. Identifier</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Transportation Status. Customization Identifier. Identifier">
            <text:p>Transportation Status. Customization Identifier. Identifier</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Transportation Status. Profile Identifier. Identifier">
            <text:p>Transportation Status. Profile Identifier. Identifier</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Transportation Status. Profile Execution Identifier. Identifier">
            <text:p>Transportation Status. Profile Execution Identifier. Identifier</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Transportation Status. Identifier">
            <text:p>Transportation Status. Identifier</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leted contents of Alternative Business Terms (cell N6)">
            <text:p>Changes for UBL 2.0 Update Package: Deleted contents of Alternative Business Terms (cell N6)</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8" office:string-value="Transportation Status. Carrier Assigned_ Identifier. Identifier">
            <text:p>Transportation Status. Carrier Assigned_ Identifier. Identifier</text:p>
          </table:table-cell>
          <table:table-cell table:style-name="ce8" office:value-type="string" office:string-value=""/>
          <table:table-cell office:value-type="string" table:style-name="ce8" office:string-value="Transportation Status">
            <text:p>Transportation Status</text:p>
          </table:table-cell>
          <table:table-cell office:value-type="string" table:style-name="ce8" office:string-value="Carrier Assigned">
            <text:p>Carrier Assigned</text:p>
          </table:table-cell>
          <table:table-cell table:style-name="ce8" office:value-type="string" office:string-value=""/>
          <table:table-cell office:value-type="string" table:style-name="ce8" office:string-value="Identifier">
            <text:p>Identifier</text:p>
          </table:table-cell>
          <table:table-cell office:value-type="string" table:style-name="ce3" table:formula="of:=IF([.F8]&lt;&gt;&quot;&quot;;CONCATENATE([.F8];&quot; &quot;;[.G8]);[.G8])"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reference number assigned by a carrier or its agent to identify a specific shipment, such as a booking reference number when cargo space is reserved prior to loading.">
            <text:p>A reference number assigned by a carrier or its agent to identify a specific shipment, such as a booking reference number when cargo space is reserved prior to loading.</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Transportation Status. UUID. Identifier">
            <text:p>Transportation Status. UUID. Identifier</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Transportation Status. Issue Date. Date">
            <text:p>Transportation Status. Issue Date. Date</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office:string-value="2185">
            <text:p>2185</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Transportation Status. Issue Time. Time">
            <text:p>Transportation Status. Issue Time. Time</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office:string-value="2185">
            <text:p>2185</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8" office:string-value="Transportation Status. Name">
            <text:p>Transportation Status. Name</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table:style-name="ce8" office:value-type="string" office:string-value=""/>
          <table:table-cell office:value-type="string" table:style-name="ce8" office:string-value="Name">
            <text:p>Name</text:p>
          </table:table-cell>
          <table:table-cell office:value-type="string" table:style-name="ce3" table:formula="of:=IF([.F12]&lt;&gt;&quot;&quot;;CONCATENATE([.F12];&quot; &quot;;[.G12]);[.G12])" office:string-value="Name">
            <text:p>Name</text:p>
          </table:table-cell>
          <table:table-cell office:value-type="string" table:style-name="ce8" office:string-value="Name">
            <text:p>Name</text:p>
          </table:table-cell>
          <table:table-cell table:style-name="ce8" office:value-type="string" office:string-value=""/>
          <table:table-cell office:value-type="string" table:style-name="ce3" table:formula="of:=IF([.J12]&lt;&gt;&quot;&quot;;CONCATENATE([.J12];&quot;_ &quot;;[.I12];&quot;. Type&quot;);CONCATENATE([.I12];&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ext, assigned by the sender, that identifies this document to business users.">
            <text:p>Text, assigned by the sender, that identifies this document to business user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8" office:string-value="Transportation Status. Description. Text">
            <text:p>Transportation Status. Description. Text</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3]&lt;&gt;&quot;&quot;;CONCATENATE([.F13];&quot; &quot;;[.G13]);[.G13])"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A textual description of transportation status.">
            <text:p>A textual description of transportation statu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12) changed from Textual description of a status message. to Textual description of the document instance. ">
            <text:p>Changes for UBL 2.0 Update Package: Definition (cell Q12) changed from <text:s/>Textual description of a status messag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Transportation Status. Note. Text">
            <text:p>Transportation Status. Note. Text</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8" office:string-value="Transportation Status. Shipping Order Identifier. Identifier">
            <text:p>Transportation Status. Shipping Order Identifier. Identifier</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office:value-type="string" table:style-name="ce8" office:string-value="Shipping Order">
            <text:p>Shipping Order</text:p>
          </table:table-cell>
          <table:table-cell office:value-type="string" table:style-name="ce8" office:string-value="Identifier">
            <text:p>Identifier</text:p>
          </table:table-cell>
          <table:table-cell office:value-type="string" table:style-name="ce3" table:formula="of:=IF([.F15]&lt;&gt;&quot;&quot;;CONCATENATE([.F15];&quot; &quot;;[.G15]);[.G15])" office:string-value="Shipping Order Identifier">
            <text:p>Shipping Or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5]&lt;&gt;&quot;&quot;;CONCATENATE([.J15];&quot;_ &quot;;[.I15];&quot;. Type&quot;);CONCATENATE([.I1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reference number for a shipping order.">
            <text:p>A reference number for a shipping order.</text:p>
          </table:table-cell>
          <table:table-cell table:style-name="ce8" office:value-type="string" office:string-value=""/>
          <table:table-cell table:style-name="ce8" office:value-type="string" office:string-value="1121">
            <text:p>1121</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OtherInstruction">
            <text:p>OtherInstruction</text:p>
          </table:table-cell>
          <table:table-cell office:value-type="string" table:style-name="ce8" office:string-value="Transportation Status. Other_ Instruction. Text">
            <text:p>Transportation Status. Other_ Instruction. Text</text:p>
          </table:table-cell>
          <table:table-cell table:style-name="ce8" office:value-type="string" office:string-value=""/>
          <table:table-cell office:value-type="string" table:style-name="ce8" office:string-value="Transportation Status">
            <text:p>Transportation Status</text:p>
          </table:table-cell>
          <table:table-cell office:value-type="string" table:style-name="ce8" office:string-value="Other">
            <text:p>Other</text:p>
          </table:table-cell>
          <table:table-cell table:style-name="ce8" office:value-type="string" office:string-value=""/>
          <table:table-cell office:value-type="string" table:style-name="ce8" office:string-value="Instruction">
            <text:p>Instruction</text:p>
          </table:table-cell>
          <table:table-cell office:value-type="string" table:style-name="ce3" table:formula="of:=IF([.F16]&lt;&gt;&quot;&quot;;CONCATENATE([.F16];&quot; &quot;;[.G16]);[.G16])" office:string-value="Instruction">
            <text:p>Instruction</text:p>
          </table:table-cell>
          <table:table-cell office:value-type="string" table:style-name="ce8" office:string-value="Text">
            <text:p>Text</text:p>
          </table:table-cell>
          <table:table-cell table:style-name="ce8" office:value-type="string" office:string-value=""/>
          <table:table-cell office:value-type="string" table:style-name="ce3" table:formula="of:=IF([.J16]&lt;&gt;&quot;&quot;;CONCATENATE([.J16];&quot;_ &quot;;[.I16];&quot;. Type&quot;);CONCATENATE([.I16];&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nstruction regarding this message.">
            <text:p>An instruction regarding this message.</text:p>
          </table:table-cell>
          <table:table-cell table:style-name="ce8" office:value-type="string" office:string-value=""/>
          <table:table-cell table:style-name="ce8" office:value-type="string" office:string-value="1121">
            <text:p>1121</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ransportationStatusTypeCode">
            <text:p>TransportationStatusTypeCode</text:p>
          </table:table-cell>
          <table:table-cell office:value-type="string" table:style-name="ce8" office:string-value="Transportation Status. Transportation Status Type Code. Code">
            <text:p>Transportation Status. Transportation Status Type Code. Code</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office:value-type="string" table:style-name="ce8" office:string-value="Transportation Status Type">
            <text:p>Transportation Status Type</text:p>
          </table:table-cell>
          <table:table-cell office:value-type="string" table:style-name="ce8" office:string-value="Code">
            <text:p>Code</text:p>
          </table:table-cell>
          <table:table-cell office:value-type="string" table:style-name="ce3" table:formula="of:=IF([.F17]&lt;&gt;&quot;&quot;;CONCATENATE([.F17];&quot; &quot;;[.G17]);[.G17])" office:string-value="Transportation Status Type Code">
            <text:p>Transportation Status Typ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7]&lt;&gt;&quot;&quot;;CONCATENATE([.J17];&quot;_ &quot;;[.I17];&quot;. Type&quot;);CONCATENATE([.I17];&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type of status provided in a Transportation Status document.">
            <text:p>A code signifying the type of status provided in a Transportation Statu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TransportExecutionStatusCode">
            <text:p>TransportExecutionStatusCode</text:p>
          </table:table-cell>
          <table:table-cell office:value-type="string" table:style-name="ce8" office:string-value="Transportation Status. Transport Execution Status Code. Code">
            <text:p>Transportation Status. Transport Execution Status Code. Code</text:p>
          </table:table-cell>
          <table:table-cell table:style-name="ce8" office:value-type="string" office:string-value=""/>
          <table:table-cell office:value-type="string" table:style-name="ce8" office:string-value="Transportation Status">
            <text:p>Transportation Status</text:p>
          </table:table-cell>
          <table:table-cell table:style-name="ce8" office:value-type="string" office:string-value=""/>
          <table:table-cell office:value-type="string" table:style-name="ce8" office:string-value="Transport Execution Status">
            <text:p>Transport Execution Status</text:p>
          </table:table-cell>
          <table:table-cell office:value-type="string" table:style-name="ce8" office:string-value="Code">
            <text:p>Code</text:p>
          </table:table-cell>
          <table:table-cell office:value-type="string" table:style-name="ce3" table:formula="of:=IF([.F18]&lt;&gt;&quot;&quot;;CONCATENATE([.F18];&quot; &quot;;[.G18]);[.G18])" office:string-value="Transport Execution Status Code">
            <text:p>Transport Execution Status Code</text:p>
          </table:table-cell>
          <table:table-cell office:value-type="string" table:style-name="ce8" office:string-value="Code">
            <text:p>Code</text:p>
          </table:table-cell>
          <table:table-cell table:style-name="ce8" office:value-type="string" office:string-value=""/>
          <table:table-cell office:value-type="string" table:style-name="ce3" table:formula="of:=IF([.J18]&lt;&gt;&quot;&quot;;CONCATENATE([.J18];&quot;_ &quot;;[.I18];&quot;. Type&quot;);CONCATENATE([.I18];&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overall status of transport service execution.">
            <text:p>A code signifying the overall status of transport service execu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ment">
            <text:p>Consignment</text:p>
          </table:table-cell>
          <table:table-cell table:style-name="ce9" office:value-type="string" office:string-value="Transportation Status. Consignment">
            <text:p>Transportation Status. Consignment</text:p>
          </table:table-cell>
          <table:table-cell table:style-name="ce9" office:value-type="string" office:string-value=""/>
          <table:table-cell table:style-name="ce9" office:value-type="string" office:string-value="Transportation Status">
            <text:p>Transportation Statu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9]" office:value-type="string" office:string-value="Consignment">
            <text:p>Consignment</text:p>
          </table:table-cell>
          <table:table-cell table:style-name="ce9" office:value-type="string" office:string-value="Consignment">
            <text:p>Consign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signment">
            <text:p>Consignmen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consignment associated with this Transportation Status report.">
            <text:p>A consignment associated with this Transportation Status repor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s for UBL 2.0 Update Package: Changed definition (cell Q16) from An association to Consignment covered by the status message. to An association to Consignment. ">
            <text:p>Changes for UBL 2.0 Update Package: Changed definition (cell Q16) from <text:s/>An association to Consignment covered by the status message. <text:s/>to <text:s/>An association to Consignment. </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Event">
            <text:p>TransportEvent</text:p>
          </table:table-cell>
          <table:table-cell table:style-name="ce9" office:value-type="string" office:string-value="Transportation Status. Transport Event">
            <text:p>Transportation Status. Transport Event</text:p>
          </table:table-cell>
          <table:table-cell table:style-name="ce9" office:value-type="string" office:string-value=""/>
          <table:table-cell table:style-name="ce9" office:value-type="string" office:string-value="Transportation Status">
            <text:p>Transportation Statu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Transport Event">
            <text:p>Transport Event</text:p>
          </table:table-cell>
          <table:table-cell table:style-name="ce9" office:value-type="string" office:string-value="Transport Event">
            <text:p>Transport Ev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nsport Event">
            <text:p>Transport Even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n event associated with this Transportation Status report.">
            <text:p>An event associated with this Transportation Status repor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Reference">
            <text:p>DocumentReference</text:p>
          </table:table-cell>
          <table:table-cell table:style-name="ce9" office:value-type="string" office:string-value="Transportation Status. Document Reference">
            <text:p>Transportation Status. Document Reference</text:p>
          </table:table-cell>
          <table:table-cell table:style-name="ce9" office:value-type="string" office:string-value=""/>
          <table:table-cell table:style-name="ce9" office:value-type="string" office:string-value="Transportation Status">
            <text:p>Transportation Statu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9" office:value-type="string" office:string-value="Transportation Status. Signature">
            <text:p>Transportation Status. Signature</text:p>
          </table:table-cell>
          <table:table-cell table:style-name="ce9" office:value-type="string" office:string-value=""/>
          <table:table-cell table:style-name="ce9" office:value-type="string" office:string-value="Transportation Status">
            <text:p>Transportation Statu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2]"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nderParty">
            <text:p>SenderParty</text:p>
          </table:table-cell>
          <table:table-cell table:style-name="ce9" office:value-type="string" office:string-value="Transportation Status. Sender_ Party. Party">
            <text:p>Transportation Status. Sender_ Party. Party</text:p>
          </table:table-cell>
          <table:table-cell table:style-name="ce9" office:value-type="string" office:string-value=""/>
          <table:table-cell table:style-name="ce9" office:value-type="string" office:string-value="Transportation Status">
            <text:p>Transportation Status</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23]"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sending this Transportation Status report.">
            <text:p>The party sending this Transportation Status repor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ceiverParty">
            <text:p>ReceiverParty</text:p>
          </table:table-cell>
          <table:table-cell table:style-name="ce9" office:value-type="string" office:string-value="Transportation Status. Receiver_ Party. Party">
            <text:p>Transportation Status. Receiver_ Party. Party</text:p>
          </table:table-cell>
          <table:table-cell table:style-name="ce9" office:value-type="string" office:string-value=""/>
          <table:table-cell table:style-name="ce9" office:value-type="string" office:string-value="Transportation Status">
            <text:p>Transportation Status</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4]"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receiving this Transportation Status report.">
            <text:p>The party receiving this Transportation Status repor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nsportationStatusRequestDocumentReference">
            <text:p>TransportationStatusRequestDocumentReference</text:p>
          </table:table-cell>
          <table:table-cell table:style-name="ce9" office:value-type="string" office:string-value="Transportation Status. Transportation Status Request_ Document Reference. Document Reference">
            <text:p>Transportation Status. Transportation Status Request_ Document Reference. Document Reference</text:p>
          </table:table-cell>
          <table:table-cell table:style-name="ce9" office:value-type="string" office:string-value=""/>
          <table:table-cell table:style-name="ce9" office:value-type="string" office:string-value="Transportation Status">
            <text:p>Transportation Status</text:p>
          </table:table-cell>
          <table:table-cell table:style-name="ce9" office:value-type="string" office:string-value="Transportation Status Request">
            <text:p>Transportation Status Request</text:p>
          </table:table-cell>
          <table:table-cell table:style-name="ce9" office:value-type="string" office:string-value=""/>
          <table:table-cell table:style-name="ce9" office:value-type="string" office:string-value=""/>
          <table:table-cell table:style-name="ce9" table:formula="of:=[.M25]"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ference to the Transportation Status Request to which this report is a response.">
            <text:p>A reference to the Transportation Status Request to which this report is a respon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nsportExecutionPlanDocumentReference">
            <text:p>TransportExecutionPlanDocumentReference</text:p>
          </table:table-cell>
          <table:table-cell table:style-name="ce9" office:value-type="string" office:string-value="Transportation Status. Transport Execution Plan_ Document Reference. Document Reference">
            <text:p>Transportation Status. Transport Execution Plan_ Document Reference. Document Reference</text:p>
          </table:table-cell>
          <table:table-cell table:style-name="ce9" office:value-type="string" office:string-value=""/>
          <table:table-cell table:style-name="ce9" office:value-type="string" office:string-value="Transportation Status">
            <text:p>Transportation Status</text:p>
          </table:table-cell>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table:formula="of:=[.M26]"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ference to the Transport Execution Plan associated with the transport service whose status is being reported.">
            <text:p>A reference to the Transport Execution Plan associated with the transport service whose status is being repor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UpdatedPickupTransportEvent">
            <text:p>UpdatedPickupTransportEvent</text:p>
          </table:table-cell>
          <table:table-cell table:style-name="ce9" office:value-type="string" office:string-value="Transportation Status. Updated Pickup_ Transport Event. Transport Event">
            <text:p>Transportation Status. Updated Pickup_ Transport Event. Transport Event</text:p>
          </table:table-cell>
          <table:table-cell table:style-name="ce9" office:value-type="string" office:string-value=""/>
          <table:table-cell table:style-name="ce9" office:value-type="string" office:string-value="Transportation Status">
            <text:p>Transportation Status</text:p>
          </table:table-cell>
          <table:table-cell table:style-name="ce9" office:value-type="string" office:string-value="Updated Pickup">
            <text:p>Updated Pickup</text:p>
          </table:table-cell>
          <table:table-cell table:style-name="ce9" office:value-type="string" office:string-value=""/>
          <table:table-cell table:style-name="ce9" office:value-type="string" office:string-value=""/>
          <table:table-cell table:style-name="ce9" table:formula="of:=[.M27]" office:value-type="string" office:string-value="Transport Event">
            <text:p>Transport Event</text:p>
          </table:table-cell>
          <table:table-cell table:style-name="ce9" office:value-type="string" office:string-value="Transport Event">
            <text:p>Transport Ev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nsport Event">
            <text:p>Transport Event</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Update of the original plan regarding a pickup of goods.">
            <text:p>Update of the original plan regarding a pickup of good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UpdatedDeliveryTransportEvent">
            <text:p>UpdatedDeliveryTransportEvent</text:p>
          </table:table-cell>
          <table:table-cell table:style-name="ce9" office:value-type="string" office:string-value="Transportation Status. Updated Delivery_ Transport Event. Transport Event">
            <text:p>Transportation Status. Updated Delivery_ Transport Event. Transport Event</text:p>
          </table:table-cell>
          <table:table-cell table:style-name="ce9" office:value-type="string" office:string-value=""/>
          <table:table-cell table:style-name="ce9" office:value-type="string" office:string-value="Transportation Status">
            <text:p>Transportation Status</text:p>
          </table:table-cell>
          <table:table-cell table:style-name="ce9" office:value-type="string" office:string-value="Updated Delivery">
            <text:p>Updated Delivery</text:p>
          </table:table-cell>
          <table:table-cell table:style-name="ce9" office:value-type="string" office:string-value=""/>
          <table:table-cell table:style-name="ce9" office:value-type="string" office:string-value=""/>
          <table:table-cell table:style-name="ce9" table:formula="of:=[.M28]" office:value-type="string" office:string-value="Transport Event">
            <text:p>Transport Event</text:p>
          </table:table-cell>
          <table:table-cell table:style-name="ce9" office:value-type="string" office:string-value="Transport Event">
            <text:p>Transport Ev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nsport Event">
            <text:p>Transport Event</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Update of the original plan regarding a delivery.">
            <text:p>Update of the original plan regarding a deliver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StatusLocation">
            <text:p>StatusLocation</text:p>
          </table:table-cell>
          <table:table-cell table:style-name="ce9" office:value-type="string" office:string-value="Transportation Status. Status_ Location. Location">
            <text:p>Transportation Status. Status_ Location. Location</text:p>
          </table:table-cell>
          <table:table-cell table:style-name="ce9" office:value-type="string" office:string-value=""/>
          <table:table-cell table:style-name="ce9" office:value-type="string" office:string-value="Transportation Status">
            <text:p>Transportation Status</text:p>
          </table:table-cell>
          <table:table-cell table:style-name="ce9" office:value-type="string" office:string-value="Status">
            <text:p>Status</text:p>
          </table:table-cell>
          <table:table-cell table:style-name="ce9" office:value-type="string" office:string-value=""/>
          <table:table-cell table:style-name="ce9" office:value-type="string" office:string-value=""/>
          <table:table-cell table:style-name="ce9" table:formula="of:=[.M29]" office:value-type="string" office:string-value="Location">
            <text:p>Location</text:p>
          </table:table-cell>
          <table:table-cell table:style-name="ce9" office:value-type="string" office:string-value="Location">
            <text:p>Location</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Location">
            <text:p>Location</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Locations associated with this Transportation Status report.">
            <text:p>Locations associated with this Transportation Status repor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StatusPeriod">
            <text:p>StatusPeriod</text:p>
          </table:table-cell>
          <table:table-cell table:style-name="ce9" office:value-type="string" office:string-value="Transportation Status. Status_ Period. Period">
            <text:p>Transportation Status. Status_ Period. Period</text:p>
          </table:table-cell>
          <table:table-cell table:style-name="ce9" office:value-type="string" office:string-value=""/>
          <table:table-cell table:style-name="ce9" office:value-type="string" office:string-value="Transportation Status">
            <text:p>Transportation Status</text:p>
          </table:table-cell>
          <table:table-cell table:style-name="ce9" office:value-type="string" office:string-value="Status">
            <text:p>Status</text:p>
          </table:table-cell>
          <table:table-cell table:style-name="ce9" office:value-type="string" office:string-value=""/>
          <table:table-cell table:style-name="ce9" office:value-type="string" office:string-value=""/>
          <table:table-cell table:style-name="ce9" table:formula="of:=[.M30]"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period for which status is provided.">
            <text:p>A period for which status is provid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